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1" style:family="paragraph" style:parent-style-name="Standard">
      <style:paragraph-properties fo:text-align="center" style:justify-single-word="false"/>
      <style:text-properties officeooo:paragraph-rsid="000a521f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background-color="#ffffff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30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32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bed6ff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79abff" style:font-name="Consolas" fo:font-size="10pt" style:font-size-asian="10pt"/>
    </style:style>
    <style:style style:name="T7" style:family="text">
      <style:text-properties fo:color="#c7dd0c" style:font-name="Consolas" fo:font-size="10pt" style:font-size-asian="10pt"/>
    </style:style>
    <style:style style:name="T8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7fb347" style:font-name="Consolas" fo:font-size="10pt" style:font-size-asian="10pt"/>
    </style:style>
    <style:style style:name="T10" style:family="text">
      <style:text-properties fo:color="#efc090" style:font-name="Consolas" fo:font-size="10pt" style:font-size-asian="10pt"/>
    </style:style>
    <style:style style:name="T11" style:family="text">
      <style:text-properties fo:color="#ffffff" style:font-name="Consolas" fo:font-size="10pt" style:font-size-asian="10pt"/>
    </style:style>
    <style:style style:name="T12" style:family="text">
      <style:text-properties fo:color="#000000"/>
    </style:style>
    <style:style style:name="T13" style:family="text">
      <style:text-properties style:font-name="Consolas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8" style:family="text">
      <style:text-properties style:font-name="Consolas" fo:font-size="10pt" fo:background-color="#ffffff" loext:char-shading-value="0" style:font-size-asian="10pt"/>
    </style:style>
    <style:style style:name="T29" style:family="text">
      <style:text-properties style:font-name="Consolas" style:text-underline-style="solid" style:text-underline-width="auto" style:text-underline-color="font-color"/>
    </style:style>
    <style:style style:name="T30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31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32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3" style:family="text">
      <style:text-properties officeooo:rsid="000f73f3"/>
    </style:style>
    <style:style style:name="T34" style:family="text">
      <style:text-properties officeooo:rsid="000ba72a"/>
    </style:style>
    <style:style style:name="T35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9" style:family="text">
      <style:text-properties officeooo:rsid="001172d9"/>
    </style:style>
    <style:style style:name="T40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41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42" style:family="text">
      <style:text-properties fo:font-size="15pt" fo:font-weight="normal" officeooo:rsid="00162bb6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1"><text:span text:style-name="T30">LEC </text:span><text:span text:style-name="T31">1</text:span><text:span text:style-name="T30"> – </text:span><text:span text:style-name="T32">H</text:span><text:span text:style-name="T31">ello World</text:span></text:p>
      <text:p text:style-name="P1"/>
      <text:p text:style-name="P1">LEC <text:span text:style-name="T33">2</text:span> - <text:span text:style-name="T34">Variables</text:span></text:p>
      <text:p text:style-name="P4"/>
      <text:p text:style-name="P5">package p1;</text:p>
      <text:p text:style-name="P14"/>
      <text:p text:style-name="P14">public class app {</text:p>
      <text:p text:style-name="P14"/>
      <text:p text:style-name="P14"><text:tab/>public static void main(String[] args) {</text:p>
      <text:p text:style-name="P14"><text:tab/><text:tab/></text:p>
      <text:p text:style-name="P14"><text:tab/>//Primitive data types - Create variables</text:p>
      <text:p text:style-name="P14"><text:tab/><text:tab/></text:p>
      <text:p text:style-name="P14"><text:tab/><text:tab/>int aValue = 42;</text:p>
      <text:p text:style-name="P14"><text:tab/><text:tab/>//32 Bit value.Larger range of values.<text:tab/></text:p>
      <text:p text:style-name="P14"/>
      <text:p text:style-name="P14"><text:tab/><text:tab/>short aShort = 93;</text:p>
      <text:p text:style-name="P14"><text:tab/><text:tab/>//16 bit value. Smaller range of values.<text:tab/></text:p>
      <text:p text:style-name="P14"/>
      <text:p text:style-name="P14"><text:tab/><text:tab/>Long aLong = 8304L;</text:p>
      <text:p text:style-name="P14"><text:tab/><text:tab/>//64 bit value Very large range of numbers.</text:p>
      <text:p text:style-name="P14"><text:tab/><text:tab/></text:p>
      <text:p text:style-name="P14"><text:tab/><text:tab/>double aDouble = 3.4553;</text:p>
      <text:p text:style-name="P14"><text:tab/><text:tab/>//64 bit value. Used to define numbers with decimals.</text:p>
      <text:p text:style-name="P14"><text:tab/><text:tab/></text:p>
      <text:p text:style-name="P14"><text:tab/><text:tab/>float aFloat = 5.243F;</text:p>
      <text:p text:style-name="P14"><text:tab/><text:tab/>/*32 bit value. Used to define numbers with decimals.Less decimal places, </text:p>
      <text:p text:style-name="P14"><text:tab/><text:tab/> <text:s/>less precise than a double.*/</text:p>
      <text:p text:style-name="P14"><text:tab/><text:tab/></text:p>
      <text:p text:style-name="P14"><text:tab/><text:tab/>char aChar = 'b';</text:p>
      <text:p text:style-name="P14"><text:tab/><text:tab/>//Stores a single character/letter or ASCII values</text:p>
      <text:p text:style-name="P14"><text:tab/><text:tab/></text:p>
      <text:p text:style-name="P14"><text:tab/><text:tab/>boolean aBoolean = true;</text:p>
      <text:p text:style-name="P14"><text:tab/><text:tab/>//Stores true or false values</text:p>
      <text:p text:style-name="P14"><text:tab/><text:tab/></text:p>
      <text:p text:style-name="P14"><text:tab/><text:tab/>byte aByte = 127;</text:p>
      <text:p text:style-name="P19"><text:span text:style-name="T13"><text:tab/>//The byte data type is an 8-bit signed two's complement integer.(</text:span><text:span text:style-name="T29">min</text:span><text:span text:style-name="T13"> -128, max 127)</text:span></text:p>
      <text:p text:style-name="P14"><text:tab/><text:tab/><text:tab/><text:tab/></text:p>
      <text:p text:style-name="P14"><text:tab/>//Print variables</text:p>
      <text:p text:style-name="P14"><text:tab/><text:tab/>System.out.println(aValue);</text:p>
      <text:p text:style-name="P14"><text:tab/><text:tab/>//Prints aValue to the console</text:p>
      <text:p text:style-name="P14"><text:tab/><text:tab/></text:p>
      <text:p text:style-name="P14"><text:tab/><text:tab/>System.out.println(aShort);</text:p>
      <text:p text:style-name="P14"><text:tab/><text:tab/>//Prints aShort to the console</text:p>
      <text:p text:style-name="P14"><text:tab/><text:tab/></text:p>
      <text:p text:style-name="P14"><text:tab/><text:tab/>System.out.println(aLong);</text:p>
      <text:p text:style-name="P14"><text:tab/><text:tab/>//Prints aLong to the console</text:p>
      <text:p text:style-name="P14"><text:tab/><text:tab/></text:p>
      <text:p text:style-name="P14"><text:tab/><text:tab/>System.out.println(aDouble);</text:p>
      <text:p text:style-name="P14"><text:tab/><text:tab/>//prints aDouble to the console</text:p>
      <text:p text:style-name="P14"><text:tab/><text:tab/></text:p>
      <text:p text:style-name="P14"><text:tab/><text:tab/>System.out.println(aFloat);</text:p>
      <text:p text:style-name="P14"><text:tab/><text:tab/>//prints aFloat to the console</text:p>
      <text:p text:style-name="P14"><text:tab/><text:tab/></text:p>
      <text:p text:style-name="P14"><text:tab/><text:tab/>System.out.println(aChar);</text:p>
      <text:p text:style-name="P14"><text:tab/><text:tab/>//Prints aChar to the console</text:p>
      <text:p text:style-name="P14"><text:tab/><text:tab/></text:p>
      <text:p text:style-name="P14"><text:tab/><text:tab/>System.out.println(aBoolean);</text:p>
      <text:p text:style-name="P14"><text:tab/><text:tab/>//prints aBoolean to the console</text:p>
      <text:p text:style-name="P14"><text:tab/><text:tab/></text:p>
      <text:p text:style-name="P14"><text:tab/><text:tab/>System.out.println(aByte);</text:p>
      <text:p text:style-name="P14"><text:soft-page-break/><text:tab/><text:tab/>//prints aByte to the console</text:p>
      <text:p text:style-name="P14"><text:tab/><text:tab/></text:p>
      <text:p text:style-name="P14"><text:tab/>}</text:p>
      <text:p text:style-name="P5">}</text:p>
      <text:p text:style-name="P6"/>
      <text:p text:style-name="P12">Lec <text:span text:style-name="T33">3</text:span> – <text:span text:style-name="T34">Strings</text:span></text:p>
      <text:p text:style-name="P12"/>
      <text:list xml:id="list2486110986" text:style-name="L1">
        <text:list-item>
          <text:p text:style-name="P22">Don’t always have to use eclipse auto creation for a main method. There is a shortcut, type main and pres CTRL + SPACE and hit Enter.</text:p>
        </text:list-item>
        <text:list-item>
          <text:p text:style-name="P24"/>
          <text:p text:style-name="P26">public class Application {</text:p>
        </text:list-item>
      </text:list>
      <text:p text:style-name="P15"/>
      <text:p text:style-name="P15"><text:tab/>public static void main(String[] args) {</text:p>
      <text:p text:style-name="P15"><text:tab/><text:tab/>int aNumber = 9;</text:p>
      <text:p text:style-name="P15"><text:tab/><text:tab/>double aDouble = 9.5;</text:p>
      <text:p text:style-name="P15"><text:tab/><text:tab/>String text = "Hi";</text:p>
      <text:p text:style-name="P15"><text:tab/><text:tab/>String blank = " ";</text:p>
      <text:p text:style-name="P15"><text:tab/><text:tab/>String moreText = "there";</text:p>
      <text:p text:style-name="P15"><text:tab/><text:tab/>String hiThere = text + blank + moreText;</text:p>
      <text:p text:style-name="P15"><text:tab/><text:tab/>System.out.println(text);</text:p>
      <text:p text:style-name="P15"><text:tab/><text:tab/>System.out.println(text + blank + moreText);</text:p>
      <text:p text:style-name="P15"><text:tab/><text:tab/>System.out.println("Hi" + " " + "there");</text:p>
      <text:p text:style-name="P15"><text:tab/><text:tab/>System.out.println(hiThere);</text:p>
      <text:p text:style-name="P15"><text:tab/><text:tab/>System.out.println("My number: " + aNumber + " , " + aDouble);</text:p>
      <text:list xml:id="list224140065164584" text:continue-numbering="true" text:style-name="L1">
        <text:list-header>
          <text:p text:style-name="P35"><text:s text:c="5"/>}</text:p>
        </text:list-header>
        <text:list-item>
          <text:p text:style-name="P30"/>
        </text:list-item>
      </text:list>
      <text:p text:style-name="P11"><text:span text:style-name="T35">Lec </text:span><text:span text:style-name="T36">4</text:span><text:span text:style-name="T35"> – </text:span><text:span text:style-name="T37">W</text:span><text:span text:style-name="T36">hile Loops</text:span></text:p>
      <text:list xml:id="list1579675899" text:style-name="L2">
        <text:list-item>
          <text:p text:style-name="P23"><text:span text:style-name="T33">A</text:span>nother good shortcut to indent code. select all code, while selected hit <text:span text:style-name="T12">SHIFT + CTRL + F.</text:span></text:p>
          <text:p text:style-name="P25"/>
        </text:list-item>
      </text:list>
      <text:p text:style-name="P27"><text:s text:c="4"/>public class MyApp {</text:p>
      <text:p text:style-name="P17"><text:tab/>public static void main(String[] args) {</text:p>
      <text:p text:style-name="P17"><text:tab/><text:tab/>int number = 23;</text:p>
      <text:p text:style-name="P17"><text:tab/><text:tab/></text:p>
      <text:p text:style-name="P17"><text:tab/><text:tab/>while(number &lt; 34) {</text:p>
      <text:p text:style-name="P17"><text:tab/><text:tab/><text:tab/>System.out.println("Okay" + " " + number);</text:p>
      <text:p text:style-name="P17"><text:tab/><text:tab/><text:tab/>number = number + 2;</text:p>
      <text:p text:style-name="P17"><text:tab/><text:tab/>}</text:p>
      <text:p text:style-name="P17"><text:tab/>}</text:p>
      <text:p text:style-name="P17">}</text:p>
      <text:p text:style-name="P7"/>
      <text:p text:style-name="P12">Lec <text:span text:style-name="T33">5</text:span> – <text:s/><text:span text:style-name="T33">For Loops</text:span></text:p>
      <text:p text:style-name="P8"/>
      <text:p text:style-name="P16">public class MyApplication {</text:p>
      <text:p text:style-name="P16"><text:tab/>public static void main(String[] args) {</text:p>
      <text:p text:style-name="P16"><text:tab/><text:tab/>for(int i = 0; i &lt; 10; i++) {</text:p>
      <text:p text:style-name="P16"><text:tab/><text:tab/><text:tab/>System.out.printf("The <text:s/>value of my variable is: %d\n" , i);</text:p>
      <text:p text:style-name="P16"><text:tab/><text:tab/><text:tab/>//System.out.println(" ");</text:p>
      <text:p text:style-name="P16"><text:tab/><text:tab/>}</text:p>
      <text:p text:style-name="P16"><text:tab/>}</text:p>
      <text:p text:style-name="P16">}</text:p>
      <text:p text:style-name="P16"><text:soft-page-break/></text:p>
      <text:p text:style-name="P18">Output:</text:p>
      <text:p text:style-name="P18">The value of my variable is: 0</text:p>
      <text:p text:style-name="P16">The value of my variable is: 1</text:p>
      <text:p text:style-name="P16">The value of my variable is: 2</text:p>
      <text:p text:style-name="P16">The value of my variable is: 3</text:p>
      <text:p text:style-name="P16">The value of my variable is: 4</text:p>
      <text:p text:style-name="P16">The value of my variable is: 5</text:p>
      <text:p text:style-name="P16">The value of my variable is: 6</text:p>
      <text:p text:style-name="P16">The value of my variable is: 7</text:p>
      <text:p text:style-name="P16">The value of my variable is: 8</text:p>
      <text:p text:style-name="P18">The value of my variable is: 9</text:p>
      <text:p text:style-name="P12"/>
      <text:p text:style-name="P12"/>
      <text:p text:style-name="P11"><text:span text:style-name="T35">Lec </text:span><text:span text:style-name="T36">6</text:span><text:span text:style-name="T35"> – </text:span><text:span text:style-name="T37">I</text:span><text:span text:style-name="T36">F Statements</text:span></text:p>
      <text:list xml:id="list2200422425" text:style-name="L3">
        <text:list-item>
          <text:p text:style-name="P32"><text:span text:style-name="T36">*</text:span><text:span text:style-name="T40">Hyper Console Tip</text:span><text:span text:style-name="T38">*</text:span><text:span text:style-name="T41"> </text:span><text:span text:style-name="T42">Type q to exit git log screen Type h to get help</text:span></text:p>
        </text:list-item>
      </text:list>
      <text:p text:style-name="P13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20"><text:span text:style-name="T14"><text:tab/><text:tab/>/*boolean comparison = 3 &lt; 2; // True</text:span></text:p>
      <text:p text:style-name="P16"><text:tab/><text:tab/>boolean notEquals = 3 != 4; // True</text:p>
      <text:p text:style-name="P16"><text:tab/><text:tab/>boolean equals = 5 == 4; <text:tab/>// False <text:s/>One = assigns variable, </text:p>
      <text:p text:style-name="P16"><text:tab/><text:tab/><text:tab/><text:tab/><text:tab/><text:tab/><text:tab/><text:tab/><text:tab/><text:tab/><text:tab/>//Two == Tests equality, </text:p>
      <text:p text:style-name="P16"><text:tab/><text:tab/><text:tab/><text:tab/><text:tab/><text:tab/><text:tab/><text:tab/><text:tab/><text:tab/><text:tab/>//<text:tab/>(If 5 is equal to 5) </text:p>
      <text:p text:style-name="P16"><text:tab/><text:tab/>System.out.println(comparison);</text:p>
      <text:p text:style-name="P16"><text:tab/><text:tab/>System.out.println(notEquals);</text:p>
      <text:p text:style-name="P16"><text:tab/><text:tab/>System.out.println(equals);</text:p>
      <text:p text:style-name="P16"><text:tab/><text:tab/></text:p>
      <text:p text:style-name="P16"><text:tab/><text:tab/>//Example 1</text:p>
      <text:p text:style-name="P16"><text:tab/><text:tab/>if(3 != 10) {</text:p>
      <text:p text:style-name="P16"><text:tab/><text:tab/><text:tab/>System.out.println("It's True!");</text:p>
      <text:p text:style-name="P16"><text:tab/><text:tab/>}</text:p>
      <text:p text:style-name="P16"><text:tab/><text:tab/></text:p>
      <text:p text:style-name="P16"><text:tab/><text:tab/>//Example 2</text:p>
      <text:p text:style-name="P20"><text:span text:style-name="T14"><text:tab/><text:tab/></text:span><text:span text:style-name="T24">int</text:span><text:span text:style-name="T14"> amount = 20;</text:span></text:p>
      <text:p text:style-name="P16"><text:tab/><text:tab/>if(amount == 20) {</text:p>
      <text:p text:style-name="P16"><text:tab/><text:tab/><text:tab/>System.out.println("It's True!");</text:p>
      <text:p text:style-name="P16"><text:tab/><text:tab/>}</text:p>
      <text:p text:style-name="P16"><text:tab/><text:tab/></text:p>
      <text:p text:style-name="P16"><text:tab/><text:tab/>//Example 3 </text:p>
      <text:p text:style-name="P20"><text:span text:style-name="T14"><text:tab/><text:tab/></text:span><text:span text:style-name="T24">int</text:span><text:span text:style-name="T14"> quantity = 20;</text:span></text:p>
      <text:p text:style-name="P16"><text:tab/><text:tab/>if(quantity &lt; 21) {</text:p>
      <text:p text:style-name="P16"><text:tab/><text:tab/><text:tab/>System.out.println("It's True!");</text:p>
      <text:p text:style-name="P16"><text:tab/><text:tab/>} else {</text:p>
      <text:p text:style-name="P16"><text:tab/><text:tab/><text:tab/>System.out.println("It's False!");</text:p>
      <text:p text:style-name="P16"><text:tab/><text:tab/>}</text:p>
      <text:p text:style-name="P16"><text:tab/><text:tab/></text:p>
      <text:p text:style-name="P16"><text:tab/><text:tab/>//Example 4</text:p>
      <text:p text:style-name="P20"><text:span text:style-name="T14"><text:tab/><text:tab/></text:span><text:span text:style-name="T24">int</text:span><text:span text:style-name="T14"> sum = 30;</text:span></text:p>
      <text:p text:style-name="P16"><text:tab/><text:tab/>if(sum &lt; 21) {</text:p>
      <text:p text:style-name="P16"><text:tab/><text:tab/><text:tab/>System.out.println("It's True!");</text:p>
      <text:p text:style-name="P16"><text:tab/><text:tab/>} else if(sum &gt; 30) {</text:p>
      <text:p text:style-name="P16"><text:soft-page-break/><text:tab/><text:tab/><text:tab/>System.out.println("It's False!");</text:p>
      <text:p text:style-name="P16"><text:tab/><text:tab/>} else {</text:p>
      <text:p text:style-name="P16"><text:tab/><text:tab/><text:tab/>System.out.println("None of the above");</text:p>
      <text:p text:style-name="P16"><text:tab/><text:tab/>}</text:p>
      <text:p text:style-name="P16"><text:tab/><text:tab/></text:p>
      <text:p text:style-name="P16"><text:tab/><text:tab/>//Example 5</text:p>
      <text:p text:style-name="P20"><text:span text:style-name="T14"><text:tab/><text:tab/></text:span><text:span text:style-name="T24">int</text:span><text:span text:style-name="T14"> all = 0;</text:span></text:p>
      <text:p text:style-name="P16"><text:tab/><text:tab/>while(all &lt; 0) {</text:p>
      <text:p text:style-name="P16"><text:tab/><text:tab/><text:tab/>System.out.println("In the loop");</text:p>
      <text:p text:style-name="P16"><text:tab/><text:tab/><text:tab/>all++;</text:p>
      <text:p text:style-name="P16"><text:tab/><text:tab/>} */</text:p>
      <text:p text:style-name="P16"><text:tab/><text:tab/></text:p>
      <text:p text:style-name="P20"><text:span text:style-name="T14"><text:tab/><text:tab/>//Example 6</text:span></text:p>
      <text:p text:style-name="P20"><text:span text:style-name="T14"><text:tab/><text:tab/>int supply = 0;</text:span></text:p>
      <text:p text:style-name="P20"><text:span text:style-name="T14"><text:tab/><text:tab/>while(true) {</text:span></text:p>
      <text:p text:style-name="P20"><text:span text:style-name="T14"><text:tab/><text:tab/><text:tab/>System.out.println("In the loop");</text:span></text:p>
      <text:p text:style-name="P20"><text:span text:style-name="T14"><text:tab/><text:tab/><text:tab/>if(supply == 6) {</text:span></text:p>
      <text:p text:style-name="P20"><text:span text:style-name="T14"><text:tab/><text:tab/><text:tab/><text:tab/>break;</text:span></text:p>
      <text:p text:style-name="P16"><text:tab/><text:tab/><text:tab/>}</text:p>
      <text:p text:style-name="P20"><text:span text:style-name="T14"><text:tab/><text:tab/><text:tab/>supply++;</text:span></text:p>
      <text:p text:style-name="P20"><text:span text:style-name="T14"><text:tab/><text:tab/><text:tab/>System.out.println("Out of the loop");</text:span></text:p>
      <text:p text:style-name="P16"><text:tab/><text:tab/>}</text:p>
      <text:p text:style-name="P38"><text:tab/>}</text:p>
      <text:p text:style-name="P31">}</text:p>
      <text:p text:style-name="P12">Lec <text:span text:style-name="T33">7</text:span> – <text:span text:style-name="T33">Getting User Input</text:span></text:p>
      <text:p text:style-name="P28"/>
      <text:p text:style-name="P9"><text:span text:style-name="T14">import java.util.Scanner;</text:span></text:p>
      <text:p text:style-name="P16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><text:tab/><text:tab/></text:p>
      <text:p text:style-name="P20"><text:span text:style-name="T14"><text:tab/><text:tab/>Scanner </text:span><text:span text:style-name="T24">input</text:span><text:span text:style-name="T14"> = new Scanner(System.in);</text:span></text:p>
      <text:p text:style-name="P16"><text:tab/><text:tab/></text:p>
      <text:p text:style-name="P20"><text:span text:style-name="T14"><text:tab/><text:tab/>/* System.out.println("Enter a text line");</text:span></text:p>
      <text:p text:style-name="P16"><text:tab/><text:tab/></text:p>
      <text:p text:style-name="P16"><text:tab/><text:tab/>String text = input.nextLine();</text:p>
      <text:p text:style-name="P16"><text:tab/><text:tab/></text:p>
      <text:p text:style-name="P16"><text:tab/><text:tab/>System.out.println("Enter an integer");</text:p>
      <text:p text:style-name="P16"><text:tab/><text:tab/></text:p>
      <text:p text:style-name="P20"><text:span text:style-name="T14"><text:tab/><text:tab/></text:span><text:span text:style-name="T24">int</text:span><text:span text:style-name="T14"> aValue = input.nextInt();</text:span></text:p>
      <text:p text:style-name="P16"><text:tab/><text:tab/></text:p>
      <text:p text:style-name="P16"><text:tab/><text:tab/>System.out.println("Your integer is: " + aValue);</text:p>
      <text:p text:style-name="P16"><text:tab/><text:tab/></text:p>
      <text:p text:style-name="P16"><text:tab/><text:tab/>System.out.println("Your line is: " + text); */</text:p>
      <text:p text:style-name="P16"><text:tab/><text:tab/></text:p>
      <text:p text:style-name="P20"><text:span text:style-name="T14"><text:tab/><text:tab/>System.out.println("Enter a decimal number: ");</text:span></text:p>
      <text:p text:style-name="P16"><text:tab/><text:tab/></text:p>
      <text:p text:style-name="P20"><text:span text:style-name="T14"><text:tab/><text:tab/>double number = input.nextDouble();</text:span></text:p>
      <text:p text:style-name="P16"><text:tab/><text:tab/></text:p>
      <text:p text:style-name="P20"><text:span text:style-name="T14"><text:tab/><text:tab/>System.out.println("Your Decimal is: " + number);</text:span></text:p>
      <text:p text:style-name="P16"><text:tab/>}</text:p>
      <text:p text:style-name="P16">}</text:p>
      <text:p text:style-name="P12"/>
      <text:p text:style-name="P12"/>
      <text:p text:style-name="P11"><text:soft-page-break/><text:span text:style-name="T35">Lec </text:span><text:span text:style-name="T36">8</text:span><text:span text:style-name="T35"> – </text:span><text:span text:style-name="T37">C</text:span><text:span text:style-name="T36">omments, Variable Scope, Do While Loops</text:span></text:p>
      <text:p text:style-name="P10"><text:span text:style-name="T27">import</text:span><text:span text:style-name="T14"> java.util.Scanner;</text:span></text:p>
      <text:p text:style-name="P16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/>
      <text:p text:style-name="P20"><text:span text:style-name="T14"><text:tab/><text:tab/>// Scanner value = new Scanner(System.in);</text:span></text:p>
      <text:p text:style-name="P16"/>
      <text:p text:style-name="P20"><text:span text:style-name="T14"><text:tab/><text:tab/>/*</text:span></text:p>
      <text:p text:style-name="P16"><text:tab/><text:tab/> * System.out.println("Enter a text line"); String text = input.nextLine();</text:p>
      <text:p text:style-name="P16"><text:tab/><text:tab/> * System.out.println("Your line is: " + text);</text:p>
      <text:p text:style-name="P16"><text:tab/><text:tab/> * </text:p>
      <text:p text:style-name="P20"><text:span text:style-name="T14"><text:tab/><text:tab/> * System.out.println("Enter an integer"); </text:span><text:span text:style-name="T24">int</text:span><text:span text:style-name="T14"> aValue = input.nextInt();</text:span></text:p>
      <text:p text:style-name="P16"><text:tab/><text:tab/> * System.out.println("Your integer is: " + aValue);</text:p>
      <text:p text:style-name="P16"><text:tab/><text:tab/> * </text:p>
      <text:p text:style-name="P16"><text:tab/><text:tab/> * System.out.println("Enter a decimal number: "); double number =</text:p>
      <text:p text:style-name="P16"><text:tab/><text:tab/> * input.nextDouble(); System.out.println("Your Decimal is: " + number);</text:p>
      <text:p text:style-name="P16"><text:tab/><text:tab/> */</text:p>
      <text:p text:style-name="P16"/>
      <text:p text:style-name="P20"><text:span text:style-name="T14"><text:tab/><text:tab/>// The following code is part of a previous section.</text:span></text:p>
      <text:p text:style-name="P16"/>
      <text:p text:style-name="P20"><text:span text:style-name="T14"><text:tab/><text:tab/>Scanner </text:span><text:span text:style-name="T24">input</text:span><text:span text:style-name="T14"> = new Scanne</text:span><text:span text:style-name="T28">r(System.in);</text:span></text:p>
      <text:p text:style-name="P21"><text:span text:style-name="T14"><text:tab/><text:tab/>int number = 0;</text:span></text:p>
      <text:p text:style-name="P21"><text:span text:style-name="T14"><text:tab/><text:tab/>do {</text:span></text:p>
      <text:p text:style-name="P21"><text:span text:style-name="T14"><text:tab/><text:tab/><text:tab/>System.out.println("Enter a number: ");</text:span></text:p>
      <text:p text:style-name="P21"><text:span text:style-name="T14"><text:tab/><text:tab/><text:tab/>number = input.nextInt();</text:span></text:p>
      <text:p text:style-name="P21"><text:span text:style-name="T14"><text:tab/><text:tab/>} while (number != 9);</text:span></text:p>
      <text:p text:style-name="P20"><text:span text:style-name="T28"><text:tab/><text:tab/>System</text:span><text:span text:style-name="T14">.out.println("You got 9");</text:span></text:p>
      <text:p text:style-name="P16"><text:tab/>}</text:p>
      <text:p text:style-name="P29">}</text:p>
      <text:p text:style-name="P13"/>
      <text:p text:style-name="P12">Lec <text:span text:style-name="T33">9</text:span> – <text:span text:style-name="T33">Switch Statements</text:span></text:p>
      <text:p text:style-name="P9"><text:span text:style-name="T14">import java.util.Scanner;</text:span></text:p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><text:tab/><text:tab/></text:p>
      <text:p text:style-name="P20"><text:span text:style-name="T14"><text:tab/><text:tab/>Scanner </text:span><text:span text:style-name="T24">input</text:span><text:span text:style-name="T14"> = new Scanner(System.in);</text:span></text:p>
      <text:p text:style-name="P20"><text:span text:style-name="T14"><text:tab/><text:tab/>//Variable types supported by switch statements</text:span></text:p>
      <text:p text:style-name="P20"><text:span text:style-name="T14"><text:tab/><text:tab/>//char, byte, short, </text:span><text:span text:style-name="T24">int</text:span><text:span text:style-name="T14">, and String</text:span></text:p>
      <text:p text:style-name="P16"><text:tab/><text:tab/></text:p>
      <text:p text:style-name="P20"><text:span text:style-name="T14"><text:tab/><text:tab/>System.out.println("Enter your instructions: ");</text:span></text:p>
      <text:p text:style-name="P20"><text:span text:style-name="T14"><text:tab/><text:tab/>String text = input.nextLine();</text:span></text:p>
      <text:p text:style-name="P16"><text:tab/><text:tab/></text:p>
      <text:p text:style-name="P20"><text:span text:style-name="T14"><text:tab/><text:tab/>switch(text) {</text:span></text:p>
      <text:p text:style-name="P20"><text:span text:style-name="T14"><text:tab/><text:tab/>case "run":</text:span></text:p>
      <text:p text:style-name="P20"><text:span text:style-name="T14"><text:tab/><text:tab/><text:tab/>System.out.println("Program is running");</text:span></text:p>
      <text:p text:style-name="P20"><text:span text:style-name="T14"><text:tab/><text:tab/><text:tab/>break;</text:span></text:p>
      <text:p text:style-name="P20"><text:span text:style-name="T14"><text:tab/><text:tab/>case "stop":</text:span></text:p>
      <text:p text:style-name="P20"><text:span text:style-name="T14"><text:tab/><text:tab/><text:tab/>System.out.println("Program stopped");</text:span></text:p>
      <text:p text:style-name="P20"><text:span text:style-name="T14"><text:tab/><text:tab/><text:tab/>break;</text:span></text:p>
      <text:p text:style-name="P20"><text:span text:style-name="T14"><text:tab/><text:tab/>default:</text:span></text:p>
      <text:p text:style-name="P20"><text:span text:style-name="T14"><text:tab/><text:tab/><text:tab/><text:tab/>System.out.println("Instructions not recognized");</text:span></text:p>
      <text:p text:style-name="P16"><text:tab/><text:tab/>}</text:p>
      <text:p text:style-name="P16"><text:tab/>}</text:p>
      <text:p text:style-name="P16">}</text:p>
      <text:p text:style-name="P12"><text:soft-page-break/></text:p>
      <text:p text:style-name="P12">Lec <text:span text:style-name="T33">10</text:span> – <text:span text:style-name="T33">Arrays</text:span></text:p>
      <text:p text:style-name="P12"/>
      <text:p text:style-name="P20"><text:span text:style-name="T14">public</text:span><text:span text:style-name="T14"> </text:span><text:span text:style-name="T14">class</text:span><text:span text:style-name="T14"> </text:span><text:span text:style-name="T14">MyApplication</text:span><text:span text:style-name="T14"> {</text:span></text:p>
      <text:p text:style-name="P20"><text:span text:style-name="T14"><text:tab/></text:span><text:span text:style-name="T14">public</text:span><text:span text:style-name="T14"> </text:span><text:span text:style-name="T14">static</text:span><text:span text:style-name="T14"> </text:span><text:span text:style-name="T14">void</text:span><text:span text:style-name="T14"> </text:span><text:span text:style-name="T14">main</text:span><text:span text:style-name="T14">(</text:span><text:span text:style-name="T14">String</text:span><text:span text:style-name="T14">[] </text:span><text:span text:style-name="T14">args</text:span><text:span text:style-name="T14">) {</text:span></text:p>
      <text:p text:style-name="P20"><text:span text:style-name="T14"><text:tab/><text:tab/></text:span><text:span text:style-name="T14">int</text:span><text:span text:style-name="T14"> </text:span><text:span text:style-name="T24">number</text:span><text:span text:style-name="T14"> = </text:span><text:span text:style-name="T14">10</text:span><text:span text:style-name="T14">;</text:span></text:p>
      <text:p text:style-name="P20"><text:span text:style-name="T14"><text:tab/><text:tab/></text:span></text:p>
      <text:p text:style-name="P20"><text:span text:style-name="T14"><text:tab/><text:tab/></text:span><text:span text:style-name="T14">//</text:span><text:span text:style-name="T24">int</text:span><text:span text:style-name="T14">[] numbers = new </text:span><text:span text:style-name="T24">int</text:span><text:span text:style-name="T14">[5];</text:span></text:p>
      <text:p text:style-name="P20"><text:span text:style-name="T14"><text:tab/><text:tab/></text:span><text:span text:style-name="T14">int</text:span><text:span text:style-name="T14">[] </text:span><text:span text:style-name="T14">numbers</text:span><text:span text:style-name="T14"> = {</text:span><text:span text:style-name="T14">15</text:span><text:span text:style-name="T14">,</text:span><text:span text:style-name="T14">20</text:span><text:span text:style-name="T14">,</text:span><text:span text:style-name="T14">25</text:span><text:span text:style-name="T14">,</text:span><text:span text:style-name="T14">30</text:span><text:span text:style-name="T14">,</text:span><text:span text:style-name="T14">35</text:span><text:span text:style-name="T14">};</text:span></text:p>
      <text:p text:style-name="P20"><text:span text:style-name="T14"><text:tab/><text:tab/></text:span></text:p>
      <text:p text:style-name="P20"><text:span text:style-name="T14"><text:tab/><text:tab/></text:span><text:span text:style-name="T14">//System.out.println(numbers[0]);</text:span></text:p>
      <text:p text:style-name="P20"><text:span text:style-name="T14"><text:tab/><text:tab/></text:span></text:p>
      <text:p text:style-name="P20"><text:span text:style-name="T14"><text:tab/><text:tab/></text:span><text:span text:style-name="T14">/*</text:span></text:p>
      <text:p text:style-name="P20"><text:span text:style-name="T14"><text:tab/><text:tab/>numbers[0] = 15;</text:span></text:p>
      <text:p text:style-name="P20"><text:span text:style-name="T14"><text:tab/><text:tab/>numbers[1] = 20;</text:span></text:p>
      <text:p text:style-name="P20"><text:span text:style-name="T14"><text:tab/><text:tab/>numbers[2] = 25;</text:span></text:p>
      <text:p text:style-name="P20"><text:span text:style-name="T14"><text:tab/><text:tab/>numbers[3] = 30;</text:span></text:p>
      <text:p text:style-name="P20"><text:span text:style-name="T14"><text:tab/><text:tab/>numbers[4] = 35;</text:span></text:p>
      <text:p text:style-name="P20"><text:span text:style-name="T14"><text:tab/><text:tab/>*/</text:span></text:p>
      <text:p text:style-name="P20"><text:span text:style-name="T14"><text:tab/><text:tab/>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0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1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2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3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4</text:span><text:span text:style-name="T14">]);</text:span></text:p>
      <text:p text:style-name="P20"><text:span text:style-name="T14"><text:tab/><text:tab/></text:span></text:p>
      <text:p text:style-name="P20"><text:span text:style-name="T14"><text:tab/><text:tab/></text:span><text:span text:style-name="T14">for</text:span><text:span text:style-name="T14">(</text:span><text:span text:style-name="T14">int</text:span><text:span text:style-name="T14"> </text:span><text:span text:style-name="T14">i</text:span><text:span text:style-name="T14">=</text:span><text:span text:style-name="T14">0</text:span><text:span text:style-name="T14">; </text:span><text:span text:style-name="T14">i</text:span><text:span text:style-name="T14">&lt;</text:span><text:span text:style-name="T14">numbers</text:span><text:span text:style-name="T14">.</text:span><text:span text:style-name="T14">length</text:span><text:span text:style-name="T14">; </text:span><text:span text:style-name="T14">i</text:span><text:span text:style-name="T14">++) {</text:span></text:p>
      <text:p text:style-name="P20"><text:span text:style-name="T14"><text:tab/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i</text:span><text:span text:style-name="T14">]);</text:span></text:p>
      <text:p text:style-name="P20"><text:span text:style-name="T14"><text:tab/><text:tab/>}</text:span></text:p>
      <text:p text:style-name="P20"><text:span text:style-name="T14"><text:tab/>}</text:span></text:p>
      <text:p text:style-name="P12"><text:span text:style-name="T2">}</text:span></text:p>
      <text:p text:style-name="P12"/>
      <text:p text:style-name="P12">Lec <text:span text:style-name="T33">11</text:span> – <text:span text:style-name="T33">Multidimensional Arrays, Nested For Loops</text:span></text:p>
      <text:p text:style-name="P12"/>
      <text:p text:style-name="P12">Lec <text:span text:style-name="T33">12</text:span> – <text:span text:style-name="T33">Classes, Methods, and Objects</text:span></text:p>
      <text:p text:style-name="P12"/>
      <text:p text:style-name="P12">Lec <text:span text:style-name="T33">13</text:span> – <text:span text:style-name="T33">Return Types and Method Parameters</text:span></text:p>
      <text:p text:style-name="P12"/>
      <text:p text:style-name="P11"><text:span text:style-name="T35">Lec </text:span><text:span text:style-name="T36">14</text:span><text:span text:style-name="T35"> – </text:span><text:span text:style-name="T37">C</text:span><text:span text:style-name="T36">onstructors and this vs. this()</text:span></text:p>
      <text:p text:style-name="P13"/>
      <text:p text:style-name="P12">Lec <text:span text:style-name="T33">15</text:span> – <text:span text:style-name="T33">Static and Final</text:span></text:p>
      <text:p text:style-name="P12"/>
      <text:p text:style-name="P12">Lec <text:span text:style-name="T33">16</text:span> – <text:span text:style-name="T39">Inheritance and Access Modifiers 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06T22:41:38.294000000</dc:date>
    <meta:editing-duration>PT7H10M59S</meta:editing-duration>
    <meta:editing-cycles>13</meta:editing-cycles>
    <meta:generator>LibreOffice/6.3.4.2$Windows_X86_64 LibreOffice_project/60da17e045e08f1793c57c00ba83cdfce946d0aa</meta:generator>
    <meta:document-statistic meta:table-count="0" meta:image-count="0" meta:object-count="0" meta:page-count="6" meta:paragraph-count="282" meta:word-count="968" meta:character-count="6757" meta:non-whitespace-character-count="5507"/>
  </office:meta>
</office:document-meta>
</file>